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cf35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ctividad 3.1- Implementación de algoritmos sencillos con PHP</text:h>
      <text:section text:style-name="Sect1" text:name="yui_3_17_2_1_1705321850993_24">
        <text:p text:style-name="P1"/>
        <text:section text:style-name="Sect1" text:name="yui_3_17_2_1_1705321850993_23">
          <text:p text:style-name="P2">Vamos a usar el recurso disponible online en esta <text:a xlink:type="simple" xlink:href="http://departamento.us.es/edan/php/asig/LICFIS/LFIPC/Tema5FISPC0809.pdf" text:style-name="Internet_20_link" text:visited-style-name="Visited_20_Internet_20_Link"><text:span text:style-name="T1">URL </text:span></text:a>y que adjunto también en <text:a xlink:type="simple" xlink:href="https://www.edu.xunta.gal/centros/iesteis/aulavirtual/pluginfile.php/163008/mod_page/content/1/Tema5FISPC0809.pdf" text:style-name="Internet_20_link" text:visited-style-name="Visited_20_Internet_20_Link"><text:span text:style-name="T2">formato PDF</text:span></text:a> por si deja de estar disponible.</text:p>
          <text:p text:style-name="P2"/>
          <text:p text:style-name="P2">1- Crea un script php que muestre en un documento HTML 5, para una altura de cm dada, el número de pulgadas y de pies que le corresponda (Algoritmo 5.2 del documento adjunto)</text:p>
          <text:p text:style-name="P2">(Como aún no hemos visto cómo leer los datos de un formulario, partid de un número dado en una variable, por ejemplo: $altura_cm= 105.4)</text:p>
          <text:p text:style-name="P2"/>
          <text:p text:style-name="P2">2- Crea un script php que muestre en un documento HTML 5, para un valor x dado,la salida de f(x) del algoritmo 5.3 del documento de ejemplo.</text:p>
          <text:p text:style-name="P2"/>
          <text:p text:style-name="P2">3- Crea un script php que muestre en un documento HTML 5, para unos valores a, b, c dados, calcule siguiendo el algoritmo 5.4 del documento de ejemplo.</text:p>
          <text:p text:style-name="P2"><text:line-break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3:31:55.164000000</meta:creation-date>
    <dc:date>2024-01-15T13:31:59.651000000</dc:date>
    <meta:editing-duration>PT4S</meta:editing-duration>
    <meta:editing-cycles>1</meta:editing-cycles>
    <meta:document-statistic meta:table-count="0" meta:image-count="0" meta:object-count="0" meta:page-count="1" meta:paragraph-count="7" meta:word-count="143" meta:character-count="786" meta:non-whitespace-character-count="648"/>
    <meta:generator>LibreOffice/7.6.4.1$Windows_X86_64 LibreOffice_project/e19e193f88cd6c0525a17fb7a176ed8e6a3e2aa1</meta:generator>
  </office:meta>
</office:document-meta>
</file>